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ltair: a matplotlib alternatvi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ncer Tollefson</text:p>
            <text:p>October 11, 2018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how cars datafra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asic, columns, shape. Dtpye == DataFram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Matplotlib Plot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Altair plot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What is Altair?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Vega Lite</text:p>
              </text:list-item>
              <text:list-item>
                <text:p>Backend</text:p>
              </text:list-item>
              <text:list-item>
                <text:p>Actively developed</text:p>
              </text:list-item>
              <text:list-item>
                <text:p/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An example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Some syntax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.Chart</text:p>
              </text:list-item>
              <text:list-item>
                <text:p>.make_*</text:p>
              </text:list-item>
              <text:list-item>
                <text:p>.encode( x=, y=, style=, origin =)</text:p>
              </text:list-item>
              <text:list-item>
                <text:p>Interactive</text:p>
              </text:list-item>
              <text:list-item>
                <text:p>Saving as svg or png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Learn more?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JVP</text:p>
              </text:list-item>
              <text:list-item>
                <text:p>Install instructions (conda-forge)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06:21:40.852435343</meta:creation-date>
    <meta:generator>LibreOffice/6.0.6.2$Linux_X86_64 LibreOffice_project/00m0$Build-2</meta:generator>
    <dc:date>2018-10-09T06:31:38.473478315</dc:date>
    <meta:editing-duration>PT9M58S</meta:editing-duration>
    <meta:editing-cycles>1</meta:editing-cycles>
    <meta:document-statistic meta:object-count="64"/>
  </office:meta>
</office:document-meta>
</file>